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413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72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fo:language="en" fo:country="US" officeooo:rsid="0023327b" officeooo:paragraph-rsid="001edf7b"/>
    </style:style>
    <style:style style:name="P15" style:family="paragraph" style:parent-style-name="Standard">
      <style:text-properties style:font-name="Liberation Sans" fo:language="en" fo:country="US" fo:font-weight="bold" officeooo:rsid="00067cda" officeooo:paragraph-rsid="00067cda" style:font-weight-asian="bold" style:font-weight-complex="bold"/>
    </style:style>
    <style:style style:name="P16" style:family="paragraph" style:parent-style-name="Standard">
      <style:text-properties style:font-name="Liberation Sans" officeooo:rsid="0012a4bd" officeooo:paragraph-rsid="0017beb4"/>
    </style:style>
    <style:style style:name="P17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18" style:family="paragraph" style:parent-style-name="Standard">
      <style:text-properties style:font-name="Liberation Sans" officeooo:rsid="0018db99" officeooo:paragraph-rsid="0018db99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0" style:family="paragraph" style:parent-style-name="Standard">
      <style:text-properties style:font-name="Liberation Sans" officeooo:rsid="0025b141" officeooo:paragraph-rsid="0025b141"/>
    </style:style>
    <style:style style:name="P21" style:family="paragraph" style:parent-style-name="Standard">
      <style:text-properties style:font-name="Liberation Sans" officeooo:paragraph-rsid="0025b141"/>
    </style:style>
    <style:style style:name="P22" style:family="paragraph" style:parent-style-name="Standard">
      <style:paragraph-properties fo:text-align="justify" style:justify-single-word="false"/>
      <style:text-properties officeooo:paragraph-rsid="000db620"/>
    </style:style>
    <style:style style:name="P23" style:family="paragraph" style:parent-style-name="Standard">
      <style:text-properties officeooo:paragraph-rsid="000442af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26" style:family="paragraph" style:parent-style-name="Table_20_Contents">
      <style:text-properties style:font-name="Liberation Sans"/>
    </style:style>
    <style:style style:name="P27" style:family="paragraph" style:parent-style-name="Table_20_Contents">
      <style:text-properties style:font-name="Liberation Sans" officeooo:rsid="00207a1b" officeooo:paragraph-rsid="00207a1b"/>
    </style:style>
    <style:style style:name="P28" style:family="paragraph" style:parent-style-name="Table_20_Contents">
      <style:text-properties style:font-name="Liberation Sans" officeooo:rsid="00207a1b" officeooo:paragraph-rsid="002c7bdc"/>
    </style:style>
    <style:style style:name="P29" style:family="paragraph" style:parent-style-name="Table_20_Contents">
      <style:text-properties style:font-name="Liberation Sans" officeooo:paragraph-rsid="00207a1b"/>
    </style:style>
    <style:style style:name="P30" style:family="paragraph" style:parent-style-name="Table_20_Contents">
      <style:text-properties style:font-name="Liberation Sans" officeooo:rsid="00222bdd" officeooo:paragraph-rsid="00222bdd"/>
    </style:style>
    <style:style style:name="P31" style:family="paragraph" style:parent-style-name="Table_20_Contents">
      <style:text-properties style:font-name="Liberation Sans" officeooo:paragraph-rsid="00289f4d"/>
    </style:style>
    <style:style style:name="P32" style:family="paragraph" style:parent-style-name="Table_20_Contents">
      <style:text-properties style:font-name="Liberation Sans" officeooo:paragraph-rsid="002a8d9b"/>
    </style:style>
    <style:style style:name="P33" style:family="paragraph" style:parent-style-name="Table_20_Contents">
      <style:text-properties style:font-name="Liberation Sans" officeooo:paragraph-rsid="002c7bdc"/>
    </style:style>
    <style:style style:name="P34" style:family="paragraph" style:parent-style-name="Table_20_Contents">
      <style:text-properties style:font-name="Liberation Sans" officeooo:rsid="002c7bdc" officeooo:paragraph-rsid="002c7bdc"/>
    </style:style>
    <style:style style:name="P35" style:family="paragraph" style:parent-style-name="Table_20_Contents">
      <style:text-properties officeooo:paragraph-rsid="00289f4d"/>
    </style:style>
    <style:style style:name="P36" style:family="paragraph" style:parent-style-name="Table_20_Contents">
      <style:text-properties officeooo:paragraph-rsid="002a8d9b"/>
    </style:style>
    <style:style style:name="P37" style:family="paragraph" style:parent-style-name="Table_20_Contents">
      <style:text-properties officeooo:paragraph-rsid="00207a1b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40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41" style:family="paragraph" style:parent-style-name="Standard">
      <style:text-properties style:font-name="Liberation Sans" fo:language="en" fo:country="US" officeooo:rsid="00316bc2" officeooo:paragraph-rsid="00316bc2"/>
    </style:style>
    <style:style style:name="P42" style:family="paragraph" style:parent-style-name="Standard">
      <style:text-properties style:font-name="Liberation Sans" fo:language="en" fo:country="US" officeooo:rsid="0035fcd6" officeooo:paragraph-rsid="0035fcd6"/>
    </style:style>
    <style:style style:name="P43" style:family="paragraph" style:parent-style-name="Standard">
      <style:text-properties style:font-name="Liberation Sans" fo:font-weight="bold" officeooo:rsid="00307458" officeooo:paragraph-rsid="00307458" style:font-weight-asian="bold" style:font-weight-complex="bold"/>
    </style:style>
    <style:style style:name="P44" style:family="paragraph" style:parent-style-name="Standard">
      <style:text-properties style:font-name="Liberation Sans" fo:font-weight="normal" officeooo:rsid="00307458" officeooo:paragraph-rsid="00307458" style:font-weight-asian="normal" style:font-weight-complex="normal"/>
    </style:style>
    <style:style style:name="P45" style:family="paragraph" style:parent-style-name="Standard">
      <style:text-properties style:font-name="Liberation Sans" officeooo:rsid="0023327b" officeooo:paragraph-rsid="0023327b"/>
    </style:style>
    <style:style style:name="P46" style:family="paragraph" style:parent-style-name="Standard">
      <style:text-properties officeooo:paragraph-rsid="003a1258"/>
    </style:style>
    <style:style style:name="P47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officeooo:rsid="00289f4d"/>
    </style:style>
    <style:style style:name="T19" style:family="text">
      <style:text-properties style:font-name="Liberation Sans" officeooo:rsid="002a8d9b"/>
    </style:style>
    <style:style style:name="T20" style:family="text">
      <style:text-properties style:font-name="Liberation Sans" officeooo:rsid="002c7bdc"/>
    </style:style>
    <style:style style:name="T21" style:family="text">
      <style:text-properties style:font-name="Liberation Sans" officeooo:rsid="00207a1b"/>
    </style:style>
    <style:style style:name="T22" style:family="text">
      <style:text-properties style:font-name="Liberation Sans" fo:language="en" fo:country="US" officeooo:rsid="001edf7b"/>
    </style:style>
    <style:style style:name="T23" style:family="text">
      <style:text-properties style:font-name="Liberation Sans" fo:language="en" fo:country="US" officeooo:rsid="003a1258"/>
    </style:style>
    <style:style style:name="T24" style:family="text">
      <style:text-properties style:font-name="Liberation Sans" fo:language="en" fo:country="US" officeooo:rsid="003b0c9f"/>
    </style:style>
    <style:style style:name="T25" style:family="text">
      <style:text-properties style:font-name="Liberation Sans" officeooo:rsid="003a1258"/>
    </style:style>
    <style:style style:name="T26" style:family="text">
      <style:text-properties officeooo:rsid="000db620"/>
    </style:style>
    <style:style style:name="T27" style:family="text">
      <style:text-properties officeooo:rsid="00180431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80431"/>
    </style:style>
    <style:style style:name="T30" style:family="text">
      <style:text-properties officeooo:rsid="0018db99"/>
    </style:style>
    <style:style style:name="T31" style:family="text">
      <style:text-properties officeooo:rsid="001a453a"/>
    </style:style>
    <style:style style:name="T32" style:family="text">
      <style:text-properties officeooo:rsid="001c2b14"/>
    </style:style>
    <style:style style:name="T33" style:family="text">
      <style:text-properties officeooo:rsid="00207a1b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207a1b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officeooo:rsid="001a453a"/>
    </style:style>
    <style:style style:name="T38" style:family="text">
      <style:text-properties officeooo:rsid="00289f4d"/>
    </style:style>
    <style:style style:name="T39" style:family="text">
      <style:text-properties officeooo:rsid="003a1258"/>
    </style:style>
    <style:style style:name="T40" style:family="text">
      <style:text-properties officeooo:rsid="003b0c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7">1.</text:p>
      <text:p text:style-name="P3">Stack traces are different between Tao’s and Rodo’s (2 different machines) when running the same code.</text:p>
      <text:p text:style-name="P4">To-do:</text:p>
      <text:p text:style-name="P24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4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19"/>
      <text:p text:style-name="P17">2.</text:p>
      <text:p text:style-name="P47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19"/>
      <text:p text:style-name="P17">3.</text:p>
      <text:p text:style-name="P40">Running with a library imported (pandas) has longer runtime than running without any library imported (readline)</text:p>
      <text:p text:style-name="P2"/>
      <text:p text:style-name="P17">4.</text:p>
      <text:p text:style-name="P5">When running python code to compare 2 stack traces, the stack trace text files must be stored in different directory or renamed as running a new python code <text:span text:style-name="T26">(in this case, the compare code)</text:span> will try to overwrite and read the text file at the same time.</text:p>
      <text:p text:style-name="P5"/>
      <text:p text:style-name="P17">5.</text:p>
      <text:p text:style-name="P22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5">tasks</text:span><text:span text:style-name="T9"> </text:span><text:span text:style-name="T25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18">6.</text:p>
      <text:p text:style-name="P16"><text:span text:style-name="T28">Record differences between 2 files: </text:span><text:span text:style-name="T29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46"><text:span text:style-name="T23">(Taos’s idea) </text:span><text:span text:style-name="T22">Count the total of push pop operation and </text:span><text:span text:style-name="T23">write</text:span><text:span text:style-name="T22"> to stack.txt at the end of the program. </text:span></text:p>
      <text:p text:style-name="P46"><text:span text:style-name="T23">R</text:span><text:span text:style-name="T22">ecording </text:span><text:span text:style-name="T23">stack line by line during the operation</text:span><text:span text:style-name="T22"> </text:span><text:span text:style-name="T23">is</text:span><text:span text:style-name="T22"> </text:span><text:span text:style-name="T23">slow</text:span><text:span text:style-name="T22"> (</text:span><text:span text:style-name="T23">example has been</text:span><text:span text:style-name="T22"> discussed in section 5) </text:span><text:span text:style-name="T23">as the cpu has to switch between different tasks in different memory locations </text:span><text:span text:style-name="T24">to execute the code</text:span><text:span text:style-name="T23">. Eliminating this helps to reduce a small repetitive task during the operation </text:span><text:span text:style-name="T24">and thus boost the performance</text:span><text:span text:style-name="T23">.</text:span></text:p>
      <text:p text:style-name="P12"/>
      <text:p text:style-name="P13">8.</text:p>
      <text:p text:style-name="P41">The stack trace files generated append to the exiting text file with the same name in the directory. This should be <text:span text:style-name="T40">avoided by renaming the existing stack trace files or moving them to a different directory.</text:span></text:p>
      <text:p text:style-name="P14"/>
      <text:p text:style-name="P45"><text:span text:style-name="T28">9.</text:span></text:p>
      <text:h text:style-name="P38" text:outline-level="2">Analyzing results from different datasets:</text:h>
      <text:p text:style-name="P43"/>
      <text:p text:style-name="P44">1.</text:p>
      <text:p text:style-name="P44"/>
      <text:p text:style-name="P15"/>
      <text:h text:style-name="P38" text:outline-level="2">TODOs <text:span text:style-name="T30">Sat 18 - Wed 22/12</text:span></text:h>
      <text:p text:style-name="P42">Analyze</text:p>
      <text:p text:style-name="P42"/>
      <text:p text:style-name="P42">Create <text:span text:style-name="T39">our</text:span> simple ML code <text:span text:style-name="T39">version </text:span>to easily modify input data (instead of sample code about diabetes)</text:p>
      <text:p text:style-name="P8">Use different methods <text:span text:style-name="T30">(library, statement order, </text:span><text:span text:style-name="T37">assignment method</text:span><text:span text:style-name="T31">)</text:span> to <text:span text:style-name="T31">retrieve and </text:span>print csv file</text:p>
      <text:p text:style-name="P8"><text:span text:style-name="T31">O</text:span><text:span text:style-name="T27">bserve changes in </text:span><text:span text:style-name="T32">the </text:span><text:span text:style-name="T30">stack trace, record in-depth analysis</text:span></text:p>
      <text:p text:style-name="P8"/>
      <text:p text:style-name="P8"/>
      <text:h text:style-name="Heading_20_2" text:outline-level="2">Datasets:</text:h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91387009472">
          <table:table-cell table:style-name="Table1.A1" office:value-type="string">
            <text:p text:style-name="P27">DS1</text:p>
          </table:table-cell>
          <table:table-cell table:style-name="Table1.A1" office:value-type="string">
            <text:p text:style-name="P27">DS2</text:p>
          </table:table-cell>
          <table:table-cell table:style-name="Table1.A1" office:value-type="string">
            <text:p text:style-name="P27">DS3</text:p>
          </table:table-cell>
          <table:table-cell table:style-name="Table1.A1" office:value-type="string">
            <text:p text:style-name="P27">DS4 </text:p>
          </table:table-cell>
          <table:table-cell table:style-name="Table1.E1" office:value-type="string">
            <text:p text:style-name="P27">DS5</text:p>
          </table:table-cell>
        </table:table-row>
        <table:table-row table:style-name="Table1.2">
          <table:table-cell table:style-name="Table1.A2" office:value-type="string">
            <text:p text:style-name="P34">Original DS1</text:p>
          </table:table-cell>
          <table:table-cell table:style-name="Table1.A2" office:value-type="string">
            <text:p text:style-name="P27">Two times the input data length</text:p>
          </table:table-cell>
          <table:table-cell table:style-name="Table1.A2" office:value-type="string">
            <text:p text:style-name="P37"><text:span text:style-name="T20">1</text:span><text:span text:style-name="T21"> additional data point</text:span></text:p>
          </table:table-cell>
          <table:table-cell table:style-name="Table1.A2" office:value-type="string">
            <text:p text:style-name="P30">Change a data point in DS1 (affect binary length)</text:p>
          </table:table-cell>
          <table:table-cell table:style-name="Table1.E2" office:value-type="string">
            <text:p text:style-name="P30">Change a data point in DS1 (does not affect binary length)</text:p>
          </table:table-cell>
        </table:table-row>
        <table:table-row table:style-name="TableLine94691387030160">
          <table:table-cell table:style-name="Table1.A2" office:value-type="string">
            <text:p text:style-name="P26">1,11</text:p>
            <text:p text:style-name="P26">2,22</text:p>
            <text:p text:style-name="P26">3,33</text:p>
            <text:p text:style-name="P26">4,44</text:p>
            <text:p text:style-name="P26">5,55</text:p>
            <text:p text:style-name="P26">6,66</text:p>
            <text:p text:style-name="P26">7,77</text:p>
            <text:p text:style-name="P26">8,88</text:p>
            <text:p text:style-name="P26">9,99</text:p>
            <text:p text:style-name="P26">10,110</text:p>
          </table:table-cell>
          <table:table-cell table:style-name="Table1.A2" office:value-type="string">
            <text:p text:style-name="P26">1,1</text:p>
            <text:p text:style-name="P26">2,2</text:p>
            <text:p text:style-name="P26">3,3</text:p>
            <text:p text:style-name="P26">4,4</text:p>
            <text:p text:style-name="P26">5,5</text:p>
            <text:p text:style-name="P26">6,6</text:p>
            <text:p text:style-name="P26">7,7</text:p>
            <text:p text:style-name="P26">8,8</text:p>
            <text:p text:style-name="P26">9,9</text:p>
            <text:p text:style-name="P26">10,10</text:p>
            <text:p text:style-name="P26">11,11</text:p>
            <text:p text:style-name="P26">12,12</text:p>
            <text:p text:style-name="P26">13,13</text:p>
            <text:p text:style-name="P26">14,14</text:p>
            <text:p text:style-name="P26">15,15</text:p>
            <text:p text:style-name="P26">16,16</text:p>
            <text:p text:style-name="P26">17,17</text:p>
            <text:p text:style-name="P26">18,18</text:p>
            <text:p text:style-name="P26">19,19</text:p>
            <text:p text:style-name="P26">20,20</text:p>
          </table:table-cell>
          <table:table-cell table:style-name="Table1.A2" office:value-type="string">
            <text:p text:style-name="P29">1,11</text:p>
            <text:p text:style-name="P29">2,22</text:p>
            <text:p text:style-name="P29">3,33</text:p>
            <text:p text:style-name="P29">4,44</text:p>
            <text:p text:style-name="P29">5,55</text:p>
            <text:p text:style-name="P29">6,66</text:p>
            <text:p text:style-name="P29">7,77</text:p>
            <text:p text:style-name="P29">8,88</text:p>
            <text:p text:style-name="P29">9,99</text:p>
            <text:p text:style-name="P29">10,110</text:p>
            <text:p text:style-name="P27">11, 121</text:p>
          </table:table-cell>
          <table:table-cell table:style-name="Table1.A2" office:value-type="string">
            <text:p text:style-name="P26">1,11</text:p>
            <text:p text:style-name="P26">2,22</text:p>
            <text:p text:style-name="P26">3,33</text:p>
            <text:p text:style-name="P26">4,44</text:p>
            <text:p text:style-name="P26">5,55</text:p>
            <text:p text:style-name="P26">6,6<text:span text:style-name="T33">6</text:span></text:p>
            <text:p text:style-name="P26">7,7<text:span text:style-name="T33">7</text:span></text:p>
            <text:p text:style-name="P26">8,8<text:span text:style-name="T33">8</text:span></text:p>
            <text:p text:style-name="P26">9,9<text:span text:style-name="T33">9</text:span></text:p>
            <text:p text:style-name="P26">10,<text:span text:style-name="T34">10</text:span></text:p>
          </table:table-cell>
          <table:table-cell table:style-name="Table1.E2" office:value-type="string">
            <text:p text:style-name="P26">1,11</text:p>
            <text:p text:style-name="P26">2,22</text:p>
            <text:p text:style-name="P26">3,33</text:p>
            <text:p text:style-name="P26">4,44</text:p>
            <text:p text:style-name="P26">5,55</text:p>
            <text:p text:style-name="P26">6,66</text:p>
            <text:p text:style-name="P26">7,77</text:p>
            <text:p text:style-name="P26">8,<text:span text:style-name="T35">8</text:span><text:span text:style-name="T36">9</text:span></text:p>
            <text:p text:style-name="P26">9,99</text:p>
            <text:p text:style-name="P26">10,110</text:p>
          </table:table-cell>
        </table:table-row>
      </table:table>
      <text:p text:style-name="P1"/>
      <table:table table:name="Table2" table:style-name="Table2">
        <table:table-column table:style-name="Table2.A" table:number-columns-repeated="5"/>
        <table:table-row table:style-name="TableLine94691387140768">
          <table:table-cell table:style-name="Table2.A1" office:value-type="string">
            <text:p text:style-name="P27">DS<text:span text:style-name="T38">6</text:span></text:p>
          </table:table-cell>
          <table:table-cell table:style-name="Table2.A1" office:value-type="string">
            <text:p text:style-name="P27">DS<text:span text:style-name="T38">7</text:span></text:p>
          </table:table-cell>
          <table:table-cell table:style-name="Table2.A1" office:value-type="string">
            <text:p text:style-name="P27">DS<text:span text:style-name="T38">8</text:span></text:p>
          </table:table-cell>
          <table:table-cell table:style-name="Table2.A1" office:value-type="string">
            <text:p text:style-name="P27">DS<text:span text:style-name="T38">9</text:span> </text:p>
          </table:table-cell>
          <table:table-cell table:style-name="Table2.E1" office:value-type="string">
            <text:p text:style-name="P27">DS<text:span text:style-name="T38">10</text:span></text:p>
          </table:table-cell>
        </table:table-row>
        <table:table-row table:style-name="TableLine94691387182640">
          <table:table-cell table:style-name="Table2.A2" office:value-type="string">
            <text:p text:style-name="P36"><text:span text:style-name="T19">1 </text:span><text:span text:style-name="T20">larger</text:span><text:span text:style-name="T19"> value</text:span></text:p>
          </table:table-cell>
          <table:table-cell table:style-name="Table2.A2" office:value-type="string">
            <text:p text:style-name="P34">Many larger values</text:p>
          </table:table-cell>
          <table:table-cell table:style-name="Table2.A2" office:value-type="string">
            <text:p text:style-name="P34">2 <text:span text:style-name="T33">additional data point</text:span>s</text:p>
          </table:table-cell>
          <table:table-cell table:style-name="Table2.A2" office:value-type="string">
            <text:p text:style-name="P26"/>
          </table:table-cell>
          <table:table-cell table:style-name="Table2.E2" office:value-type="string">
            <text:p text:style-name="P26"/>
          </table:table-cell>
        </table:table-row>
        <table:table-row table:style-name="TableLine94691387184320">
          <table:table-cell table:style-name="Table2.A2" office:value-type="string">
            <text:p text:style-name="P35"><text:span text:style-name="Source_20_Text">1,11</text:span></text:p>
            <text:p text:style-name="P35"><text:span text:style-name="Source_20_Text">2,22</text:span></text:p>
            <text:p text:style-name="P35"><text:span text:style-name="Source_20_Text">3,33</text:span></text:p>
            <text:p text:style-name="P35"><text:span text:style-name="Source_20_Text">4,44</text:span></text:p>
            <text:p text:style-name="P35"><text:span text:style-name="Source_20_Text">5,55</text:span></text:p>
            <text:p text:style-name="P35"><text:span text:style-name="Source_20_Text">6,66</text:span></text:p>
            <text:p text:style-name="P35"><text:span text:style-name="Source_20_Text">7,77</text:span></text:p>
            <text:p text:style-name="P35"><text:soft-page-break/><text:span text:style-name="Source_20_Text">8,88</text:span></text:p>
            <text:p text:style-name="P35"><text:span text:style-name="Source_20_Text">9,99</text:span></text:p>
            <text:p text:style-name="P35"><text:span text:style-name="Source_20_Text">10,922337203685477580899999999999999999999999999999999999999999999999999999999999999999999</text:span></text:p>
            <text:p text:style-name="P31"/>
          </table:table-cell>
          <table:table-cell table:style-name="Table2.A2" office:value-type="string">
            <text:p text:style-name="P31">1,11</text:p>
            <text:p text:style-name="P31">2,22</text:p>
            <text:p text:style-name="P31">3,33</text:p>
            <text:p text:style-name="P31">4,44</text:p>
            <text:p text:style-name="P31">5,55</text:p>
            <text:p text:style-name="P32">6,66<text:span text:style-name="T38">000</text:span><text:span text:style-name="Source_20_Text"><text:span text:style-name="T38">922337</text:span></text:span><text:span text:style-name="T38">000000</text:span></text:p>
            <text:p text:style-name="P32"><text:soft-page-break/>7,77<text:span text:style-name="T38">000</text:span><text:span text:style-name="Source_20_Text"><text:span text:style-name="T38">922337</text:span></text:span><text:span text:style-name="T38">0000000</text:span></text:p>
            <text:p text:style-name="P36"><text:span text:style-name="T1">8,88</text:span><text:span text:style-name="T18">0</text:span><text:span text:style-name="Source_20_Text">92233720368</text:span><text:span text:style-name="T18">0000000</text:span></text:p>
            <text:p text:style-name="P31">9,99<text:span text:style-name="T38">00000000</text:span></text:p>
            <text:p text:style-name="P35"><text:span text:style-name="T1">10,11</text:span><text:span text:style-name="Source_20_Text">9223372036854775808</text:span></text:p>
          </table:table-cell>
          <table:table-cell table:style-name="Table2.A2" office:value-type="string">
            <text:p text:style-name="P33">1,11</text:p>
            <text:p text:style-name="P33">2,22</text:p>
            <text:p text:style-name="P33">3,33</text:p>
            <text:p text:style-name="P33">4,44</text:p>
            <text:p text:style-name="P33">5,55</text:p>
            <text:p text:style-name="P33">6,66</text:p>
            <text:p text:style-name="P33">7,77</text:p>
            <text:p text:style-name="P33"><text:soft-page-break/>8,88</text:p>
            <text:p text:style-name="P33">9,99</text:p>
            <text:p text:style-name="P33">10,110</text:p>
            <text:p text:style-name="P28">11, 121</text:p>
            <text:p text:style-name="P34">12,144</text:p>
            <text:p text:style-name="P34"/>
          </table:table-cell>
          <table:table-cell table:style-name="Table2.A2" office:value-type="string">
            <text:p text:style-name="P26"/>
          </table:table-cell>
          <table:table-cell table:style-name="Table2.E2" office:value-type="string">
            <text:p text:style-name="P26"/>
          </table:table-cell>
        </table:table-row>
      </table:table>
      <text:p text:style-name="P21"/>
      <text:p text:style-name="P1"/>
      <text:p text:style-name="P1"/>
      <text:p text:style-name="P1"/>
      <text:p text:style-name="P1"/>
      <text:p text:style-name="P1"/>
      <text:p text:style-name="P9"/>
      <text:p text:style-name="P25">How to push code to github:</text:p>
      <text:p text:style-name="P1"/>
      <text:p text:style-name="P1">git init</text:p>
      <text:p text:style-name="P10">git add .</text:p>
      <text:p text:style-name="P23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3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18</meta:editing-cycles>
    <meta:editing-duration>P3DT7H2M33S</meta:editing-duration>
    <dc:date>2021-12-22T11:36:29.108174143</dc:date>
    <meta:document-statistic meta:table-count="2" meta:image-count="0" meta:object-count="0" meta:page-count="5" meta:paragraph-count="149" meta:word-count="625" meta:character-count="3621" meta:non-whitespace-character-count="3140"/>
  </office:meta>
</office:document-meta>
</file>